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PersistenceUnitInfo.init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PersistenceUnitInfo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PersistenceUnitInfo.addTransformer( ClassTransformer classTransfor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PersistenceUnitInfo.init( LoadTimeWeaver loadTimeWea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PersistenceUnitInfo.getNewTempClassLo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